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Open Sans" fo:font-size="12pt" fo:letter-spacing="normal" fo:font-style="normal" fo:font-weight="normal"/>
    </style:style>
    <style:style style:name="P2"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style:font-name="Open Sans" fo:font-size="12pt" fo:letter-spacing="normal" fo:font-style="normal" style:text-underline-style="solid" style:text-underline-width="auto" style:text-underline-color="font-color" fo:font-weight="normal"/>
    </style:style>
    <style:style style:name="P3" style:family="paragraph" style:parent-style-name="Text_20_body">
      <style:paragraph-properties fo:margin-left="0cm" fo:margin-right="0cm" fo:margin-top="0cm" fo:margin-bottom="0cm" fo:orphans="2" fo:widows="2" fo:text-indent="0cm" style:auto-text-indent="false"/>
      <style:text-properties fo:font-variant="normal" fo:text-transform="none" fo:color="#333333" fo:letter-spacing="normal"/>
    </style:style>
    <style:style style:name="P4" style:family="paragraph" style:parent-style-name="Text_20_body">
      <style:paragraph-properties fo:margin-left="0cm" fo:margin-right="0cm" fo:margin-top="0cm" fo:margin-bottom="0cm" fo:orphans="2" fo:widows="2" fo:text-indent="0cm" style:auto-text-indent="false"/>
    </style:style>
    <style:style style:name="T1" style:family="text">
      <style:text-properties fo:font-variant="normal" fo:text-transform="none" fo:color="#333333" style:font-name="Open Sans" fo:font-size="12pt" fo:letter-spacing="normal" fo:font-style="normal" style:text-underline-style="solid" style:text-underline-width="auto" style:text-underline-color="font-color" fo:font-weight="bold"/>
    </style:style>
    <style:style style:name="T2" style:family="text">
      <style:text-properties fo:font-variant="normal" fo:text-transform="none" fo:color="#333333" style:font-name="Open Sans"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ör min laboration så skulle jag vilja göra ett spel likt space invaders.</text:p>
      <text:p text:style-name="P3"> </text:p>
      <text:p text:style-name="P1">I spelet ska det gå att styra ett rymdskepp åt vänster och till höger som startar vid botten av skärmen. Rymdskeppet kan skuta en projektil som avfyras från sin position och sedan färdas rakt uppåt på skärmen.</text:p>
      <text:p text:style-name="P3"> </text:p>
      <text:p text:style-name="P1">Fiender kommer starta högst upp på skärmen i vågor och kommer sedan röra sig samlat på ett slumpmässig viss till vänster, höger eller nedåt. Om en fiende blir träffad av projektilen så förlorar den liv, om fienden förlorat tillräckligt mycket liv så dör fienden.</text:p>
      <text:p text:style-name="P3"> </text:p>
      <text:p text:style-name="P1">När fienderna kommit en tredje del ner på skärmen så förstoras fienderna, detta ger en illusion av 3d då det ser ut som att fienderna blir större ju närmare dom kommer. Detta upprepar sig också på den sista tredjedelen av skärmen.</text:p>
      <text:p text:style-name="P3"> </text:p>
      <text:p text:style-name="P1">Om alla fiender är döda så startas en ny våg samt att spelet ökar i hastighet, dvs att alla objekt rör sig snabbare. Detta ökar svårighetsgraden för nästa våg då reaktionstiderna blir kortare.</text:p>
      <text:p text:style-name="P3"> </text:p>
      <text:p text:style-name="P1">Om fienderna tar sig genom till spelarens rymdskepp då förlorar spelaren ett liv, efter tre liv så är spelet slut.</text:p>
      <text:p text:style-name="P3"> </text:p>
      <text:p text:style-name="P1">Till detta spel tror jag att jag kommer behöva dessa klasser med dessa medlemmar:</text:p>
      <text:p text:style-name="P3"> </text:p>
      <text:p text:style-name="P4"><text:span text:style-name="Strong_20_Emphasis"><text:span text:style-name="T1">Health</text:span></text:span><text:span text:style-name="T2">:(hanterar alla liv)</text:span></text:p>
      <text:p text:style-name="P1">- healthPoints : short/int</text:p>
      <text:p text:style-name="P1">-  copyHealth(Health &amp; const) : void</text:p>
      <text:p text:style-name="P1">+ Health(short/int) : void</text:p>
      <text:p text:style-name="P1">+ Health(Health &amp; const) : void</text:p>
      <text:p text:style-name="P1">+ operator=(Health &amp; const) : Health &amp;</text:p>
      <text:p text:style-name="P1">+ getHealthPoints()const : short/int</text:p>
      <text:p text:style-name="P1">+ isAlive()const : bool</text:p>
      <text:p text:style-name="P1">+ reduceHealth() : void</text:p>
      <text:p text:style-name="P3"> </text:p>
      <text:p text:style-name="P4"><text:span text:style-name="Strong_20_Emphasis"><text:span text:style-name="T1">MovingObject</text:span></text:span><text:span text:style-name="T2">(hanterar alla objekts positioner och rörelser)</text:span></text:p>
      <text:p text:style-name="P1">- short/int posX</text:p>
      <text:p text:style-name="P1">- short/int posY</text:p>
      <text:p text:style-name="P1">- static unsigned float speed</text:p>
      <text:p text:style-name="P1">-  copyMovingObject(MovingObject &amp; const) : void</text:p>
      <text:p text:style-name="P1">+ MovingObject(short/int , short/int ) : void</text:p>
      <text:p text:style-name="P1">+ MovingObject(MovingObject &amp; const) : void</text:p>
      <text:p text:style-name="P1">+ operator=(MovingObject &amp; const) : void</text:p>
      <text:p text:style-name="P1">+ moveX(bool) : void</text:p>
      <text:p text:style-name="P1">+ moveY(bool) : void</text:p>
      <text:p text:style-name="P1">+ Friend::Wave static setSpeed(static unsigned float speed): void</text:p>
      <text:p text:style-name="P1">+ Friend::Wave static increceSpeed() : void</text:p>
      <text:p text:style-name="P3"> </text:p>
      <text:p text:style-name="P2">(Resterandes medlemar har inte ännu fastställds)</text:p>
      <text:p text:style-name="P4"><text:span text:style-name="Strong_20_Emphasis"><text:span text:style-name="T1">Player</text:span></text:span><text:span text:style-name="T2">(hanterar spelarens rymdskep ärver MovingObject)</text:span></text:p>
      <text:p text:style-name="P3"> </text:p>
      <text:p text:style-name="P4"><text:span text:style-name="Strong_20_Emphasis"><text:span text:style-name="T1">Projectile</text:span></text:span><text:span text:style-name="T2">(hanterar projektilerna ärver MovingObject)</text:span></text:p>
      <text:p text:style-name="P3"> </text:p>
      <text:p text:style-name="P4"><text:span text:style-name="Strong_20_Emphasis"><text:span text:style-name="T1">Enemy</text:span></text:span><text:span text:style-name="T2">(hanterar fienderna ärver MovingObject)</text:span></text:p>
      <text:p text:style-name="P3"><text:soft-page-break/> </text:p>
      <text:p text:style-name="P4"><text:span text:style-name="Strong_20_Emphasis"><text:span text:style-name="T1">Wave</text:span></text:span><text:span text:style-name="T2">(hanterar alla fienders rörelse mönster och förstorningen. Har en array av enemy objec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l Hacklin</meta:initial-creator>
    <meta:creation-date>2018-02-07T12:58:40.91</meta:creation-date>
    <meta:document-statistic meta:table-count="0" meta:image-count="0" meta:object-count="0" meta:page-count="2" meta:paragraph-count="45" meta:word-count="340" meta:character-count="2173"/>
    <dc:date>2018-02-07T12:59:42.59</dc:date>
    <dc:creator>Emil Hacklin</dc:creator>
    <meta:editing-duration>PT1M11S</meta:editing-duration>
    <meta:editing-cycles>1</meta:editing-cycles>
    <meta:generator>OpenOffice/4.1.5$Win32 OpenOffice.org_project/415m1$Build-9789</meta:generator>
  </office:meta>
</office:document-meta>
</file>